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4"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5"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30"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font-size-complex="12pt"/>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2b0bb3"/>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6fa4e9"/>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92c64" style:font-size-asian="12pt" style:font-size-complex="12pt"/>
    </style:style>
    <style:style style:name="P7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6fa4e9" style:font-weight-asian="bold" style:font-weight-complex="bold"/>
    </style:style>
    <style:style style:name="T34" style:family="text">
      <style:text-properties fo:font-weight="bold" officeooo:rsid="0078c540" style:font-weight-asian="bold" style:font-weight-complex="bold"/>
    </style:style>
    <style:style style:name="T35" style:family="text">
      <style:text-properties fo:font-weight="bold" style:language-asian="tr" style:country-asian="TR" style:font-weight-asian="bold" style:font-name-complex="Times New Roman" style:font-weight-complex="bold"/>
    </style:style>
    <style:style style:name="T36" style:family="text">
      <style:text-properties fo:font-weight="bold" officeooo:rsid="002a4e45" style:language-asian="tr" style:country-asian="TR" style:font-weight-asian="bold" style:font-name-complex="Times New Roman" style:font-weight-complex="bold"/>
    </style:style>
    <style:style style:name="T37" style:family="text">
      <style:text-properties fo:font-weight="bold" officeooo:rsid="00455e00" style:language-asian="tr" style:country-asian="TR" style:font-weight-asian="bold" style:font-name-complex="Times New Roman" style:font-weight-complex="bold"/>
    </style:style>
    <style:style style:name="T38" style:family="text">
      <style:text-properties fo:font-weight="bold" officeooo:rsid="002bcdb2" style:language-asian="tr" style:country-asian="TR" style:font-weight-asian="bold" style:font-name-complex="Times New Roman" style:font-weight-complex="bold"/>
    </style:style>
    <style:style style:name="T39" style:family="text">
      <style:text-properties fo:font-weight="bold" officeooo:rsid="006fa4e9" style:language-asian="tr" style:country-asian="TR" style:font-weight-asian="bold" style:font-name-complex="Times New Roman" style:font-weight-complex="bold"/>
    </style:style>
    <style:style style:name="T40" style:family="text">
      <style:text-properties fo:font-weight="bold" officeooo:rsid="0078c540" style:language-asian="tr" style:country-asian="TR" style:font-weight-asian="bold" style:font-name-complex="Times New Roman" style:font-weight-complex="bold"/>
    </style:style>
    <style:style style:name="T41" style:family="text">
      <style:text-properties fo:font-weight="bold" officeooo:rsid="003b129e" style:language-asian="tr" style:country-asian="TR" style:font-weight-asian="bold" style:font-weight-complex="bold"/>
    </style:style>
    <style:style style:name="T42" style:family="text">
      <style:text-properties fo:font-weight="bold" officeooo:rsid="006fa4e9" style:language-asian="tr" style:country-asian="TR" style:font-weight-asian="bold" style:font-weight-complex="bold"/>
    </style:style>
    <style:style style:name="T43" style:family="text">
      <style:text-properties fo:font-weight="bold" officeooo:rsid="0078c540" style:language-asian="tr" style:country-asian="TR" style:font-weight-asian="bold" style:font-weight-complex="bold"/>
    </style:style>
    <style:style style:name="T44" style:family="text">
      <style:text-properties fo:letter-spacing="0.011cm"/>
    </style:style>
    <style:style style:name="T45" style:family="text">
      <style:text-properties officeooo:rsid="001f62ef"/>
    </style:style>
    <style:style style:name="T46" style:family="text">
      <style:text-properties officeooo:rsid="0023f1ec"/>
    </style:style>
    <style:style style:name="T47" style:family="text">
      <style:text-properties officeooo:rsid="0024c625"/>
    </style:style>
    <style:style style:name="T48" style:family="text">
      <style:text-properties fo:font-style="normal" fo:font-weight="bold" officeooo:rsid="00172ad1" style:font-style-asian="normal" style:font-weight-asian="bold" style:font-name-complex="Times New Roman1" style:font-weight-complex="bold"/>
    </style:style>
    <style:style style:name="T49" style:family="text">
      <style:text-properties fo:font-style="normal" fo:font-weight="bold" officeooo:rsid="002572b2" style:font-style-asian="normal" style:font-weight-asian="bold" style:font-name-complex="Times New Roman1" style:font-weight-complex="bold"/>
    </style:style>
    <style:style style:name="T50" style:family="text">
      <style:text-properties fo:font-style="normal" fo:font-weight="bold" officeooo:rsid="005192be" style:font-style-asian="normal" style:font-weight-asian="bold" style:font-name-complex="Times New Roman1" style:font-weight-complex="bold"/>
    </style:style>
    <style:style style:name="T51" style:family="text">
      <style:text-properties fo:font-style="normal" fo:font-weight="bold" officeooo:rsid="00632b9b" style:font-style-asian="normal" style:font-weight-asian="bold" style:font-name-complex="Times New Roman1" style:font-weight-complex="bold"/>
    </style:style>
    <style:style style:name="T52" style:family="text">
      <style:text-properties fo:font-style="normal" fo:font-weight="bold" officeooo:rsid="006fa4e9" style:font-style-asian="normal" style:font-weight-asian="bold" style:font-name-complex="Times New Roman1" style:font-weight-complex="bold"/>
    </style:style>
    <style:style style:name="T53" style:family="text">
      <style:text-properties fo:font-style="normal" fo:font-weight="bold" officeooo:rsid="0078c540" style:font-style-asian="normal" style:font-weight-asian="bold" style:font-name-complex="Times New Roman1" style:font-weight-complex="bold"/>
    </style:style>
    <style:style style:name="T54" style:family="text">
      <style:text-properties fo:font-style="normal" fo:font-weight="bold" style:font-style-asian="normal" style:font-weight-asian="bold" style:font-name-complex="Times New Roman1" style:font-weight-complex="normal"/>
    </style:style>
    <style:style style:name="T55" style:family="text">
      <style:text-properties fo:font-style="normal" fo:font-weight="bold" officeooo:rsid="0024c625" style:font-style-asian="normal" style:font-weight-asian="bold" style:font-name-complex="Times New Roman1" style:font-weight-complex="normal"/>
    </style:style>
    <style:style style:name="T56" style:family="text">
      <style:text-properties fo:font-style="normal" fo:font-weight="bold" officeooo:rsid="002572b2" style:font-style-asian="normal" style:font-weight-asian="bold" style:font-name-complex="Times New Roman1" style:font-weight-complex="normal"/>
    </style:style>
    <style:style style:name="T57" style:family="text">
      <style:text-properties fo:font-style="normal" fo:font-weight="bold" officeooo:rsid="00275b19" style:font-style-asian="normal" style:font-weight-asian="bold" style:font-name-complex="Times New Roman1" style:font-weight-complex="normal"/>
    </style:style>
    <style:style style:name="T58" style:family="text">
      <style:text-properties fo:font-style="normal" fo:font-weight="bold" officeooo:rsid="00298cb2" style:font-style-asian="normal" style:font-weight-asian="bold" style:font-name-complex="Times New Roman1" style:font-weight-complex="normal"/>
    </style:style>
    <style:style style:name="T59" style:family="text">
      <style:text-properties fo:font-style="normal" fo:font-weight="bold" officeooo:rsid="002a4e45" style:font-style-asian="normal" style:font-weight-asian="bold" style:font-name-complex="Times New Roman1" style:font-weight-complex="normal"/>
    </style:style>
    <style:style style:name="T60" style:family="text">
      <style:text-properties fo:font-style="normal" fo:font-weight="bold" officeooo:rsid="005192be" style:font-style-asian="normal" style:font-weight-asian="bold" style:font-name-complex="Times New Roman1" style:font-weight-complex="normal"/>
    </style:style>
    <style:style style:name="T61" style:family="text">
      <style:text-properties fo:font-style="normal" fo:font-weight="bold" style:language-asian="tr" style:country-asian="TR" style:font-style-asian="normal" style:font-weight-asian="bold" style:font-name-complex="Times New Roman" style:font-style-complex="normal" style:font-weight-complex="bold"/>
    </style:style>
    <style:style style:name="T62" style:family="text">
      <style:text-properties fo:font-style="normal" fo:font-weight="normal" style:font-style-asian="normal" style:font-weight-asian="normal" style:font-name-complex="Times New Roman1" style:font-weight-complex="normal"/>
    </style:style>
    <style:style style:name="T63" style:family="text">
      <style:text-properties fo:font-style="normal" fo:font-weight="normal" officeooo:rsid="00172ad1" style:font-style-asian="normal" style:font-weight-asian="normal" style:font-name-complex="Times New Roman1" style:font-weight-complex="normal"/>
    </style:style>
    <style:style style:name="T64" style:family="text">
      <style:text-properties fo:font-style="normal" fo:font-weight="normal" officeooo:rsid="00275b19" style:font-style-asian="normal" style:font-weight-asian="normal" style:font-name-complex="Times New Roman1" style:font-weight-complex="normal"/>
    </style:style>
    <style:style style:name="T65" style:family="text">
      <style:text-properties fo:font-style="normal" fo:font-weight="normal" officeooo:rsid="0023f1ec" style:font-style-asian="normal" style:font-weight-asian="normal" style:font-name-complex="Times New Roman1" style:font-weight-complex="normal"/>
    </style:style>
    <style:style style:name="T66" style:family="text">
      <style:text-properties fo:font-style="normal" fo:font-weight="normal" officeooo:rsid="0043c25c" style:font-style-asian="normal" style:font-weight-asian="normal" style:font-name-complex="Times New Roman1" style:font-weight-complex="normal"/>
    </style:style>
    <style:style style:name="T67" style:family="text">
      <style:text-properties fo:font-style="normal" fo:font-weight="normal" officeooo:rsid="002572b2" style:font-style-asian="normal" style:font-weight-asian="normal" style:font-name-complex="Times New Roman1" style:font-weight-complex="normal"/>
    </style:style>
    <style:style style:name="T68" style:family="text">
      <style:text-properties fo:font-style="normal" fo:font-weight="normal" officeooo:rsid="00455e00" style:font-style-asian="normal" style:font-weight-asian="normal" style:font-name-complex="Times New Roman1" style:font-weight-complex="normal"/>
    </style:style>
    <style:style style:name="T69" style:family="text">
      <style:text-properties fo:font-style="normal" fo:font-weight="normal" officeooo:rsid="0047d350" style:font-style-asian="normal" style:font-weight-asian="normal" style:font-name-complex="Times New Roman1" style:font-weight-complex="normal"/>
    </style:style>
    <style:style style:name="T70" style:family="text">
      <style:text-properties fo:font-style="normal" fo:font-weight="normal" officeooo:rsid="007390b8" style:font-style-asian="normal" style:font-weight-asian="normal" style:font-name-complex="Times New Roman1" style:font-weight-complex="normal"/>
    </style:style>
    <style:style style:name="T71"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2" style:family="text">
      <style:text-properties fo:font-style="normal" style:font-style-asian="normal" style:font-name-complex="Times New Roman1" style:font-weight-complex="normal"/>
    </style:style>
    <style:style style:name="T73" style:family="text">
      <style:text-properties fo:font-style="normal" officeooo:rsid="00172ad1" style:font-style-asian="normal" style:font-name-complex="Times New Roman1" style:font-weight-complex="normal"/>
    </style:style>
    <style:style style:name="T74" style:family="text">
      <style:text-properties fo:font-style="normal" officeooo:rsid="00275b19" style:font-style-asian="normal" style:font-name-complex="Times New Roman1" style:font-weight-complex="normal"/>
    </style:style>
    <style:style style:name="T75" style:family="text">
      <style:text-properties fo:font-style="normal" officeooo:rsid="0024c625" style:font-style-asian="normal" style:font-name-complex="Times New Roman1" style:font-weight-complex="normal"/>
    </style:style>
    <style:style style:name="T76" style:family="text">
      <style:text-properties fo:font-style="normal" officeooo:rsid="0043c25c" style:font-style-asian="normal" style:font-name-complex="Times New Roman1" style:font-weight-complex="normal"/>
    </style:style>
    <style:style style:name="T77" style:family="text">
      <style:text-properties fo:font-style="normal" style:language-asian="tr" style:country-asian="TR" style:font-style-asian="normal" style:font-name-complex="Times New Roman" style:font-weight-complex="normal"/>
    </style:style>
    <style:style style:name="T78" style:family="text">
      <style:text-properties fo:font-style="normal" officeooo:rsid="00496a67" style:language-asian="tr" style:country-asian="TR" style:font-style-asian="normal" style:font-name-complex="Times New Roman" style:font-weight-complex="normal"/>
    </style:style>
    <style:style style:name="T79" style:family="text">
      <style:text-properties fo:font-style="normal" officeooo:rsid="005192be" style:language-asian="tr" style:country-asian="TR" style:font-style-asian="normal" style:font-name-complex="Times New Roman" style:font-weight-complex="normal"/>
    </style:style>
    <style:style style:name="T80" style:family="text">
      <style:text-properties fo:font-style="normal" officeooo:rsid="00443595" style:language-asian="tr" style:country-asian="TR" style:font-style-asian="normal" style:font-name-complex="Times New Roman" style:font-weight-complex="normal"/>
    </style:style>
    <style:style style:name="T81" style:family="text">
      <style:text-properties fo:font-style="normal" officeooo:rsid="003d13be" style:language-asian="tr" style:country-asian="TR" style:font-style-asian="normal" style:font-name-complex="Times New Roman" style:font-weight-complex="normal"/>
    </style:style>
    <style:style style:name="T82" style:family="text">
      <style:text-properties fo:font-style="normal" officeooo:rsid="003b129e" style:language-asian="tr" style:country-asian="TR" style:font-style-asian="normal" style:font-name-complex="Times New Roman" style:font-weight-complex="normal"/>
    </style:style>
    <style:style style:name="T83" style:family="text">
      <style:text-properties fo:font-style="normal" officeooo:rsid="003c9814" style:language-asian="tr" style:country-asian="TR" style:font-style-asian="normal" style:font-name-complex="Times New Roman" style:font-weight-complex="normal"/>
    </style:style>
    <style:style style:name="T84" style:family="text">
      <style:text-properties fo:font-style="normal" officeooo:rsid="0056ecfa" style:language-asian="tr" style:country-asian="TR" style:font-style-asian="normal" style:font-name-complex="Times New Roman" style:font-weight-complex="normal"/>
    </style:style>
    <style:style style:name="T85" style:family="text">
      <style:text-properties fo:font-style="normal" officeooo:rsid="0075a0c7" style:language-asian="tr" style:country-asian="TR" style:font-style-asian="normal" style:font-name-complex="Times New Roman" style:font-weight-complex="normal"/>
    </style:style>
    <style:style style:name="T86" style:family="text">
      <style:text-properties fo:language="tr" fo:country="TR" fo:font-weight="bold" style:font-weight-asian="bold" style:font-name-complex="Times New Roman1" style:font-weight-complex="bold"/>
    </style:style>
    <style:style style:name="T87" style:family="text">
      <style:text-properties fo:language="tr" fo:country="TR" fo:font-weight="bold" officeooo:rsid="0024c625" style:font-weight-asian="bold" style:font-name-complex="Times New Roman1" style:font-weight-complex="bold"/>
    </style:style>
    <style:style style:name="T88" style:family="text">
      <style:text-properties fo:language="tr" fo:country="TR" fo:font-weight="bold" officeooo:rsid="0043c25c" style:font-weight-asian="bold" style:font-name-complex="Times New Roman1" style:font-weight-complex="bold"/>
    </style:style>
    <style:style style:name="T89" style:family="text">
      <style:text-properties fo:language="tr" fo:country="TR" fo:font-style="normal" fo:font-weight="bold" style:font-style-asian="normal" style:font-weight-asian="bold" style:font-name-complex="Times New Roman1" style:font-weight-complex="normal"/>
    </style:style>
    <style:style style:name="T90" style:family="text">
      <style:text-properties fo:language="tr" fo:country="TR" fo:font-style="normal" fo:font-weight="normal" style:font-style-asian="normal" style:font-weight-asian="normal" style:font-name-complex="Times New Roman1" style:font-weight-complex="normal"/>
    </style:style>
    <style:style style:name="T91" style:family="text">
      <style:text-properties fo:language="tr" fo:country="TR" fo:font-style="normal" fo:font-weight="normal" officeooo:rsid="004c1294" style:font-style-asian="normal" style:font-weight-asian="normal" style:font-name-complex="Times New Roman1" style:font-weight-complex="normal"/>
    </style:style>
    <style:style style:name="T92" style:family="text">
      <style:text-properties fo:language="tr" fo:country="TR" style:font-name-complex="Times New Roman1"/>
    </style:style>
    <style:style style:name="T93" style:family="text">
      <style:text-properties fo:language="tr" fo:country="TR" officeooo:rsid="00172ad1" style:font-name-complex="Times New Roman1"/>
    </style:style>
    <style:style style:name="T94" style:family="text">
      <style:text-properties fo:language="tr" fo:country="TR" officeooo:rsid="0043c25c" style:font-name-complex="Times New Roman1"/>
    </style:style>
    <style:style style:name="T95" style:family="text">
      <style:text-properties fo:language="tr" fo:country="TR" officeooo:rsid="004c1294" style:font-name-complex="Times New Roman1"/>
    </style:style>
    <style:style style:name="T96" style:family="text">
      <style:text-properties officeooo:rsid="002b0bb3"/>
    </style:style>
    <style:style style:name="T97" style:family="text">
      <style:text-properties style:language-asian="tr" style:country-asian="TR" style:font-name-complex="Times New Roman"/>
    </style:style>
    <style:style style:name="T98" style:family="text">
      <style:text-properties officeooo:rsid="002b0bb3" style:language-asian="tr" style:country-asian="TR" style:font-name-complex="Times New Roman"/>
    </style:style>
    <style:style style:name="T99" style:family="text">
      <style:text-properties officeooo:rsid="00172ad1" style:language-asian="tr" style:country-asian="TR" style:font-name-complex="Times New Roman"/>
    </style:style>
    <style:style style:name="T100" style:family="text">
      <style:text-properties officeooo:rsid="002bcdb2" style:language-asian="tr" style:country-asian="TR" style:font-name-complex="Times New Roman"/>
    </style:style>
    <style:style style:name="T101" style:family="text">
      <style:text-properties officeooo:rsid="00310090" style:language-asian="tr" style:country-asian="TR" style:font-name-complex="Times New Roman"/>
    </style:style>
    <style:style style:name="T102" style:family="text">
      <style:text-properties officeooo:rsid="0033b636" style:language-asian="tr" style:country-asian="TR" style:font-name-complex="Times New Roman"/>
    </style:style>
    <style:style style:name="T103" style:family="text">
      <style:text-properties officeooo:rsid="003aa60a" style:language-asian="tr" style:country-asian="TR" style:font-name-complex="Times New Roman"/>
    </style:style>
    <style:style style:name="T104" style:family="text">
      <style:text-properties officeooo:rsid="0013e64a" style:language-asian="tr" style:country-asian="TR" style:font-name-complex="Times New Roman"/>
    </style:style>
    <style:style style:name="T105" style:family="text">
      <style:text-properties officeooo:rsid="003b129e" style:language-asian="tr" style:country-asian="TR" style:font-name-complex="Times New Roman"/>
    </style:style>
    <style:style style:name="T106" style:family="text">
      <style:text-properties officeooo:rsid="0022f6e7" style:language-asian="tr" style:country-asian="TR" style:font-name-complex="Times New Roman"/>
    </style:style>
    <style:style style:name="T107" style:family="text">
      <style:text-properties officeooo:rsid="003c3a02" style:language-asian="tr" style:country-asian="TR" style:font-name-complex="Times New Roman"/>
    </style:style>
    <style:style style:name="T108" style:family="text">
      <style:text-properties officeooo:rsid="003c9814" style:language-asian="tr" style:country-asian="TR" style:font-name-complex="Times New Roman"/>
    </style:style>
    <style:style style:name="T109" style:family="text">
      <style:text-properties officeooo:rsid="003d13be" style:language-asian="tr" style:country-asian="TR" style:font-name-complex="Times New Roman"/>
    </style:style>
    <style:style style:name="T110" style:family="text">
      <style:text-properties officeooo:rsid="0013588f" style:language-asian="tr" style:country-asian="TR" style:font-name-complex="Times New Roman"/>
    </style:style>
    <style:style style:name="T111" style:family="text">
      <style:text-properties officeooo:rsid="001ab6fb" style:language-asian="tr" style:country-asian="TR" style:font-name-complex="Times New Roman"/>
    </style:style>
    <style:style style:name="T112" style:family="text">
      <style:text-properties officeooo:rsid="003d6035" style:language-asian="tr" style:country-asian="TR" style:font-name-complex="Times New Roman"/>
    </style:style>
    <style:style style:name="T113" style:family="text">
      <style:text-properties officeooo:rsid="00443595" style:language-asian="tr" style:country-asian="TR" style:font-name-complex="Times New Roman"/>
    </style:style>
    <style:style style:name="T114" style:family="text">
      <style:text-properties officeooo:rsid="00467d30" style:language-asian="tr" style:country-asian="TR" style:font-name-complex="Times New Roman"/>
    </style:style>
    <style:style style:name="T115" style:family="text">
      <style:text-properties officeooo:rsid="004958df" style:language-asian="tr" style:country-asian="TR" style:font-name-complex="Times New Roman"/>
    </style:style>
    <style:style style:name="T116" style:family="text">
      <style:text-properties officeooo:rsid="00512536" style:language-asian="tr" style:country-asian="TR" style:font-name-complex="Times New Roman"/>
    </style:style>
    <style:style style:name="T117" style:family="text">
      <style:text-properties officeooo:rsid="004e8cf1" style:language-asian="tr" style:country-asian="TR" style:font-name-complex="Times New Roman"/>
    </style:style>
    <style:style style:name="T118" style:family="text">
      <style:text-properties officeooo:rsid="00455e00" style:language-asian="tr" style:country-asian="TR" style:font-name-complex="Times New Roman"/>
    </style:style>
    <style:style style:name="T119" style:family="text">
      <style:text-properties officeooo:rsid="001c4bd1" style:language-asian="tr" style:country-asian="TR" style:font-name-complex="Times New Roman"/>
    </style:style>
    <style:style style:name="T120" style:family="text">
      <style:text-properties officeooo:rsid="0047d350" style:language-asian="tr" style:country-asian="TR" style:font-name-complex="Times New Roman"/>
    </style:style>
    <style:style style:name="T121" style:family="text">
      <style:text-properties officeooo:rsid="0016608b" style:language-asian="tr" style:country-asian="TR" style:font-name-complex="Times New Roman"/>
    </style:style>
    <style:style style:name="T122" style:family="text">
      <style:text-properties officeooo:rsid="00348da0" style:language-asian="tr" style:country-asian="TR" style:font-name-complex="Times New Roman"/>
    </style:style>
    <style:style style:name="T123" style:family="text">
      <style:text-properties officeooo:rsid="004a1f33" style:language-asian="tr" style:country-asian="TR" style:font-name-complex="Times New Roman"/>
    </style:style>
    <style:style style:name="T124" style:family="text">
      <style:text-properties officeooo:rsid="005e4a91" style:language-asian="tr" style:country-asian="TR" style:font-name-complex="Times New Roman"/>
    </style:style>
    <style:style style:name="T125" style:family="text">
      <style:text-properties officeooo:rsid="006bae34" style:language-asian="tr" style:country-asian="TR" style:font-name-complex="Times New Roman"/>
    </style:style>
    <style:style style:name="T126" style:family="text">
      <style:text-properties officeooo:rsid="006fa4e9" style:language-asian="tr" style:country-asian="TR" style:font-name-complex="Times New Roman"/>
    </style:style>
    <style:style style:name="T127" style:family="text">
      <style:text-properties officeooo:rsid="0078c540" style:language-asian="tr" style:country-asian="TR" style:font-name-complex="Times New Roman"/>
    </style:style>
    <style:style style:name="T128" style:family="text">
      <style:text-properties officeooo:rsid="00792c64" style:language-asian="tr" style:country-asian="TR" style:font-name-complex="Times New Roman"/>
    </style:style>
    <style:style style:name="T129" style:family="text">
      <style:text-properties style:language-asian="tr" style:country-asian="TR" style:font-name-complex="Tahoma"/>
    </style:style>
    <style:style style:name="T130" style:family="text">
      <style:text-properties officeooo:rsid="003b129e" style:language-asian="tr" style:country-asian="TR" style:font-name-complex="Tahoma"/>
    </style:style>
    <style:style style:name="T131" style:family="text">
      <style:text-properties officeooo:rsid="004958df" style:language-asian="tr" style:country-asian="TR" style:font-name-complex="Tahoma"/>
    </style:style>
    <style:style style:name="T132" style:family="text">
      <style:text-properties officeooo:rsid="006bae34" style:language-asian="tr" style:country-asian="TR" style:font-name-complex="Tahoma"/>
    </style:style>
    <style:style style:name="T133" style:family="text">
      <style:text-properties officeooo:rsid="003b129e" style:language-asian="tr" style:country-asian="TR"/>
    </style:style>
    <style:style style:name="T134" style:family="text">
      <style:text-properties officeooo:rsid="00347560"/>
    </style:style>
    <style:style style:name="T135" style:family="text">
      <style:text-properties officeooo:rsid="00348da0"/>
    </style:style>
    <style:style style:name="T136" style:family="text">
      <style:text-properties officeooo:rsid="003aa60a"/>
    </style:style>
    <style:style style:name="T137" style:family="text">
      <style:text-properties officeooo:rsid="0043c25c"/>
    </style:style>
    <style:style style:name="T138" style:family="text">
      <style:text-properties officeooo:rsid="00443595"/>
    </style:style>
    <style:style style:name="T139" style:family="text">
      <style:text-properties officeooo:rsid="0047d350"/>
    </style:style>
    <style:style style:name="T140" style:family="text">
      <style:text-properties fo:font-style="italic" style:text-underline-style="solid" style:text-underline-width="auto" style:text-underline-color="font-color" fo:font-weight="bold" style:font-style-asian="italic" style:font-weight-asian="bold"/>
    </style:style>
    <style:style style:name="T1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style:language-asian="tr" style:country-asian="TR" style:font-style-asian="italic" style:font-weight-asian="bold" style:font-name-complex="Times New Roman"/>
    </style:style>
    <style:style style:name="T146"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47" style:family="text">
      <style:text-properties fo:font-style="italic" fo:font-weight="normal" style:language-asian="tr" style:country-asian="TR" style:font-style-asian="italic" style:font-weight-asian="normal" style:font-name-complex="Times New Roman" style:font-weight-complex="normal"/>
    </style:style>
    <style:style style:name="T148"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49"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0"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1" style:family="text">
      <style:text-properties fo:font-style="italic" style:font-style-asian="italic" style:font-style-complex="italic"/>
    </style:style>
    <style:style style:name="T152" style:family="text">
      <style:text-properties fo:font-style="italic" officeooo:rsid="0047d350" style:font-style-asian="italic" style:font-style-complex="italic"/>
    </style:style>
    <style:style style:name="T153" style:family="text">
      <style:text-properties fo:font-style="italic" style:language-asian="tr" style:country-asian="TR" style:font-style-asian="italic" style:font-name-complex="Times New Roman" style:font-style-complex="italic"/>
    </style:style>
    <style:style style:name="T154" style:family="text">
      <style:text-properties fo:font-style="italic" style:language-asian="tr" style:country-asian="TR" style:font-style-asian="italic" style:font-name-complex="Times New Roman" style:font-style-complex="italic" style:font-weight-complex="normal"/>
    </style:style>
    <style:style style:name="T155" style:family="text">
      <style:text-properties fo:font-style="italic" officeooo:rsid="00496a67" style:language-asian="tr" style:country-asian="TR" style:font-style-asian="italic" style:font-name-complex="Times New Roman" style:font-style-complex="italic" style:font-weight-complex="normal"/>
    </style:style>
    <style:style style:name="T156" style:family="text">
      <style:text-properties fo:font-style="italic" officeooo:rsid="002b0bb3" style:language-asian="tr" style:country-asian="TR" style:font-style-asian="italic" style:font-name-complex="Times New Roman" style:font-style-complex="italic" style:font-weight-complex="normal"/>
    </style:style>
    <style:style style:name="T157" style:family="text">
      <style:text-properties fo:font-style="italic" officeooo:rsid="003b129e" style:language-asian="tr" style:country-asian="TR" style:font-style-asian="italic" style:font-style-complex="italic"/>
    </style:style>
    <style:style style:name="T158" style:family="text">
      <style:text-properties fo:font-style="italic" officeooo:rsid="005192be" style:language-asian="tr" style:country-asian="TR" style:font-style-asian="italic" style:font-style-complex="italic"/>
    </style:style>
    <style:style style:name="T159" style:family="text">
      <style:text-properties officeooo:rsid="004c1294"/>
    </style:style>
    <style:style style:name="T160" style:family="text">
      <style:text-properties officeooo:rsid="004d17d8"/>
    </style:style>
    <style:style style:name="T161" style:family="text">
      <style:text-properties officeooo:rsid="005079a5"/>
    </style:style>
    <style:style style:name="T162" style:family="text">
      <style:text-properties style:font-name="UKIJ Diwani" style:language-asian="tr" style:country-asian="TR" style:font-name-complex="Times New Roman"/>
    </style:style>
    <style:style style:name="T163" style:family="text">
      <style:text-properties style:font-name="UKIJ Diwani" fo:font-weight="normal" style:language-asian="tr" style:country-asian="TR" style:font-weight-asian="normal" style:font-name-complex="Times New Roman" style:font-weight-complex="normal"/>
    </style:style>
    <style:style style:name="T164" style:family="text">
      <style:text-properties style:font-name="UKIJ Diwani" fo:font-weight="normal" officeooo:rsid="005e877f" style:language-asian="tr" style:country-asian="TR" style:font-weight-asian="normal" style:font-name-complex="Times New Roman" style:font-weight-complex="normal"/>
    </style:style>
    <style:style style:name="T165" style:family="text">
      <style:text-properties style:font-name="UKIJ Diwani" fo:font-weight="normal" officeooo:rsid="00632b9b" style:language-asian="tr" style:country-asian="TR" style:font-weight-asian="normal" style:font-name-complex="Times New Roman" style:font-weight-complex="normal"/>
    </style:style>
    <style:style style:name="T166"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67"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68"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69" style:family="text">
      <style:text-properties style:font-name="UKIJ Diwani" fo:font-size="12pt" style:font-size-asian="12pt" style:language-asian="tr" style:country-asian="TR" style:font-name-complex="Times New Roman" style:font-size-complex="12pt"/>
    </style:style>
    <style:style style:name="T170" style:family="text">
      <style:text-properties style:font-name="UKIJ Diwani" fo:font-size="12pt" officeooo:rsid="0014c035" style:font-size-asian="12pt" style:language-asian="tr" style:country-asian="TR" style:font-name-complex="Times New Roman" style:font-size-complex="12pt"/>
    </style:style>
    <style:style style:name="T171" style:family="text">
      <style:text-properties style:font-name="UKIJ Diwani" fo:font-size="12pt" officeooo:rsid="0078c540" style:font-size-asian="12pt" style:language-asian="tr" style:country-asian="TR" style:font-name-complex="Times New Roman" style:font-size-complex="12pt"/>
    </style:style>
    <style:style style:name="T172" style:family="text">
      <style:text-properties style:font-name="UKIJ Diwani" fo:font-style="normal" style:language-asian="tr" style:country-asian="TR" style:font-style-asian="normal" style:font-name-complex="Times New Roman" style:font-style-complex="normal"/>
    </style:style>
    <style:style style:name="T173" style:family="text">
      <style:text-properties style:font-name="UKIJ Diwani" fo:font-style="normal" fo:font-weight="bold" style:language-asian="tr" style:country-asian="TR" style:font-style-asian="normal" style:font-weight-asian="bold" style:font-name-complex="Times New Roman" style:font-style-complex="normal" style:font-weight-complex="bold"/>
    </style:style>
    <style:style style:name="T174" style:family="text">
      <style:text-properties style:font-name="UKIJ Diwani" fo:font-style="normal" fo:font-weight="normal" style:language-asian="tr" style:country-asian="TR" style:font-style-asian="normal" style:font-weight-asian="normal" style:font-name-complex="Times New Roman" style:font-style-complex="normal" style:font-weight-complex="normal"/>
    </style:style>
    <style:style style:name="T175" style:family="text">
      <style:text-properties style:font-name="UKIJ Diwani" fo:font-weight="bold" style:language-asian="tr" style:country-asian="TR" style:font-weight-asian="bold" style:font-name-complex="Times New Roman" style:font-weight-complex="bold"/>
    </style:style>
    <style:style style:name="T176" style:family="text">
      <style:text-properties officeooo:rsid="005e877f"/>
    </style:style>
    <style:style style:name="T177" style:family="text">
      <style:text-properties officeooo:rsid="0064bc78"/>
    </style:style>
    <style:style style:name="T178" style:family="text">
      <style:text-properties officeooo:rsid="006bae34"/>
    </style:style>
    <style:style style:name="T179" style:family="text">
      <style:text-properties style:font-name="UKIJ Ekran" fo:font-style="normal" style:language-asian="tr" style:country-asian="TR" style:font-style-asian="normal" style:font-name-complex="Times New Roman" style:font-style-complex="normal"/>
    </style:style>
    <style:style style:name="T180" style:family="text">
      <style:text-properties style:font-name="UKIJ Ekran" fo:font-style="normal" officeooo:rsid="006bae34" style:language-asian="tr" style:country-asian="TR" style:font-style-asian="normal" style:font-name-complex="Times New Roman" style:font-style-complex="normal"/>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6bae34"/>
    </style:style>
    <style:style style:name="T183" style:family="text">
      <style:text-properties officeooo:rsid="006fa4e9"/>
    </style:style>
    <style:style style:name="T184" style:family="text">
      <style:text-properties style:font-name="Nimbus Sans L" fo:font-style="normal" fo:font-weight="bold" officeooo:rsid="0078c540" style:font-style-asian="normal" style:font-weight-asian="bold" style:font-style-complex="normal" style:font-weight-complex="normal"/>
    </style:style>
    <style:style style:name="T185" style:family="text">
      <style:text-properties style:font-name="Nimbus Sans L" fo:font-style="normal" fo:font-weight="bold" officeooo:rsid="0078c540" style:language-asian="tr" style:country-asian="TR" style:font-style-asian="normal" style:font-weight-asian="bold" style:font-name-complex="Times New Roman" style:font-style-complex="normal" style:font-weight-complex="normal"/>
    </style:style>
    <style:style style:name="T186" style:family="text">
      <style:text-properties style:font-name="Nimbus Sans L" fo:font-style="normal" fo:font-weight="bold" officeooo:rsid="0078c540" style:language-asian="tr" style:country-asian="TR" style:font-style-asian="normal" style:font-weight-asian="bold" style:font-name-complex="Times New Roman" style:font-style-complex="normal" style:font-weight-complex="bold"/>
    </style:style>
    <style:style style:name="T187" style:family="text">
      <style:text-properties style:font-name="Nimbus Sans L" fo:font-style="normal" fo:font-weight="normal" officeooo:rsid="0078c540" style:language-asian="tr" style:country-asian="TR" style:font-style-asian="normal" style:font-weight-asian="normal" style:font-name-complex="Times New Roman" style:font-style-complex="normal" style:font-weight-complex="normal"/>
    </style:style>
    <style:style style:name="T188" style:family="text">
      <style:text-properties style:font-name="Nimbus Sans L" fo:font-weight="bold" officeooo:rsid="00248930" style:language-asian="tr" style:country-asian="TR" style:font-weight-asian="bold" style:font-name-complex="Times New Roman" style:font-weight-complex="bold"/>
    </style:style>
    <style:style style:name="T189" style:family="text">
      <style:text-properties style:font-name="Nimbus Sans L" officeooo:rsid="0078c540"/>
    </style:style>
    <style:style style:name="T190" style:family="text">
      <style:text-properties style:font-name="Nimbus Sans L" fo:font-size="12pt" officeooo:rsid="0078c540" style:font-size-asian="12pt" style:language-asian="tr" style:country-asian="TR" style:font-name-complex="Times New Roman" style:font-size-complex="12pt"/>
    </style:style>
    <style:style style:name="T191" style:family="text">
      <style:text-properties officeooo:rsid="002ff732" style:font-name-complex="Times New Roman"/>
    </style:style>
    <style:style style:name="T192" style:family="text">
      <style:text-properties officeooo:rsid="002f4e2b" style:font-name-complex="Times New Roman"/>
    </style:style>
    <style:style style:name="T193" style:family="text">
      <style:text-properties officeooo:rsid="0078c540"/>
    </style:style>
    <style:style style:name="T194" style:family="text">
      <style:text-properties officeooo:rsid="00792c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3">MADDE </text:span><text:span text:style-name="T24">1<text:tab/></text:span><text:span text:style-name="T62">Tanım</text:span><text:span text:style-name="T64">lar</text:span><text:span text:style-name="T62">: </text:span><text:span text:style-name="T63">İ</text:span><text:span text:style-name="T64">şbu sözleşmede adı geçen; </text:span><text:span text:style-name="T48">Kiraya veren</text:span><text:span text:style-name="T63">; </text:span><text:span text:style-name="T66">mecurun</text:span><text:span text:style-name="T63"> sahibi</text:span><text:span text:style-name="T64">ni</text:span><text:span text:style-name="T63"> ve/veya vekili</text:span><text:span text:style-name="T64">ni</text:span><text:span text:style-name="T63">, </text:span><text:span text:style-name="T48">Kiracı;</text:span><text:span text:style-name="T73"> </text:span><text:span text:style-name="T76">mecuru</text:span><text:span text:style-name="T73"> kiralama hak</text:span><text:span text:style-name="T75">k</text:span><text:span text:style-name="T73">ını belirli bir ücret karşılığında </text:span><text:span text:style-name="T76">belirli bir süre</text:span><text:span text:style-name="T73"> kabul <text:s/>eden gerçek veya tüzel kişi</text:span><text:span text:style-name="T74">yi, </text:span><text:span text:style-name="T48">Sözleşme</text:span><text:span text:style-name="T63"> </text:span><text:span text:style-name="T64">t</text:span><text:span text:style-name="T63">araflarca, şartları belirlenen, şartlar üzerinde anlaşmaya varılan ve imza altına alınan </text:span><text:span text:style-name="T64">işbu </text:span><text:span text:style-name="T63">kira sözleşmesi</text:span><text:span text:style-name="T64">ni ifade eder. </text:span><text:span text:style-name="T3">İşbu k</text:span>ira sözleşmesi, kiraya verenin , <text:span text:style-name="T18">bu sözleşmede özellikleri belirtilen mecurun</text:span> kullanı<text:span text:style-name="T138">mını</text:span> <text:span text:style-name="T137">belli bir süre için</text:span> kiracıya bırakmayı, kiracının da buna karşılık, <text:span text:style-name="T137">bu süre için </text:span>kararlaştırılan kira bedelini ödemeyi üstlendiği<text:span text:style-name="T18"> </text:span>sözleşmedir.</text:p>
      <text:p text:style-name="P25"><text:span text:style-name="T88">M</text:span><text:span text:style-name="T86">ADDE </text:span><text:span text:style-name="T87">2<text:tab/></text:span><text:span text:style-name="T89">Kira süresi:</text:span><text:span text:style-name="T90"> </text:span><text:span text:style-name="T91">İşbu s</text:span><text:span text:style-name="T92">özleşme, belirli süre</text:span><text:span text:style-name="T94">lidir</text:span><text:span text:style-name="T93"> ve <text:s/>k</text:span><text:span text:style-name="T92">ararlaştırılan sürenin geçmesiyle herhangi bir bildirim olmaksızın, </text:span><text:span text:style-name="T95">bu sözleşmeden doğan haklar saklı kalmak şartıyla,</text:span><text:span text:style-name="T92"> sona ere</text:span><text:span text:style-name="T93">r. </text:span></text:p>
      <text:p text:style-name="P5"><text:span text:style-name="T29">M</text:span><text:span text:style-name="T23">ADDE 3 <text:tab/></text:span><text:span text:style-name="T54">Vergi ve benzeri yükümlülüklere katlanma borcu : </text:span>Kiralanana <text:span text:style-name="T159">ait, kültür, arsa, bina vergileri kiraya veren,</text:span> <text:span text:style-name="T161">kira stopaj </text:span>vergi<text:span text:style-name="T47">si, çevre temizlik vergisi </text:span>ve benzeri yükümlülükler <text:span text:style-name="T18">kiracı tarafından ödenecektir. </text:span><text:span text:style-name="T99">Kiracı elektrik, su, </text:span><text:span text:style-name="T101">aidat</text:span><text:span text:style-name="T99"> vb. abone gerektiren işlemlerde, kira başlangıcında abonelikleri üzerine alacaktır ve kira müddeti boyunca bu </text:span><text:span text:style-name="T102">aboneliklere ait</text:span><text:span text:style-name="T99"> giderler kiracıya aittir.</text:span></text:p>
      <text:p text:style-name="P4"><text:span text:style-name="T23">MADDE </text:span><text:span text:style-name="T24">4 <text:tab/></text:span><text:span text:style-name="T55">Yan giderlere katlanma borcu</text:span><text:span text:style-name="T23"> : </text:span>Kira<text:span text:style-name="T18">cı</text:span>, kiralananın kullanımıyla ilgili olmak üzere, kendisi veya üçüncü kişi tarafından yapılan yan giderlere katlanmakla yükümlüdür.</text:p>
      <text:p text:style-name="P6"><text:span text:style-name="T23">MADDE </text:span><text:span text:style-name="T24">5<text:tab/></text:span><text:span text:style-name="T55">Kiralananın teslim anında </text:span><text:span text:style-name="T58">ve </text:span><text:span text:style-name="T55">sonra</text:span><text:span text:style-name="T58">sı</text:span><text:span text:style-name="T55"> ayıplı hâle gelmesinden sorumluluk</text:span><text:span text:style-name="T23"> <text:tab/></text:span></text:p>
      <text:list xml:id="list48438517" text:style-name="WWNum3">
        <text:list-header>
          <text:p text:style-name="P77"><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4"><text:span text:style-name="T23">MADDE </text:span><text:span text:style-name="T28">6</text:span><text:span text:style-name="T24"><text:tab/></text:span><text:span text:style-name="T55">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4"><text:span text:style-name="T23">MADDE </text:span><text:span text:style-name="T30">7</text:span><text:span text:style-name="T24"><text:tab/></text:span><text:span text:style-name="T55">Kira bedelini ödeme borcu,</text:span><text:span text:style-name="T23"> </text:span><text:span text:style-name="T27">ifa zamanı, kiracının temerrüdü</text:span><text:span text:style-name="T23"><text:tab/><text:tab/></text:span></text:p>
      <text:list xml:id="list161804272208118" text:continue-numbering="true" text:style-name="WWNum3">
        <text:list-header>
          <text:p text:style-name="P78"><text:span text:style-name="T98">Kira bedeli nettir. <text:s/></text:span><text:span text:style-name="T97">Sözleşme</text:span><text:span text:style-name="T98">de</text:span><text:span text:style-name="T97"> </text:span><text:span text:style-name="T98">belirtilen kira bedeli</text:span><text:span text:style-name="T97">, vergiler düşüldükten sonra </text:span><text:span text:style-name="T98">kiralayana </text:span><text:span text:style-name="T97">ödene</text:span><text:span text:style-name="T98">cek</text:span><text:span text:style-name="T97"> </text:span><text:span text:style-name="T102">net </text:span><text:span text:style-name="T97">miktardır. </text:span><text:span text:style-name="T98">Kira stopaj vergisi kiracı tarafından, </text:span><text:span text:style-name="T102">kiraya veren adına </text:span><text:span text:style-name="T98">ödenecektir. Her türlü resim vergi ve harçlar, ÇTV, stopaj vergisi ve kira süresi içerisinde ortaya çıkabilecek her türlü resmi ödemeler, vergi ve harçlar kiracı tarafından ödenecektir.</text:span><text:span text:style-name="T97"> Kiracı, kira bedelini </text:span><text:span text:style-name="T111">( kira bedeli aylık ödemeli yapılacaksa )</text:span><text:span text:style-name="T97"> ve yan giderleri, her ayın </text:span><text:span text:style-name="T116">3. günü</text:span><text:span text:style-name="T111"> peşin </text:span><text:span text:style-name="T97">ödemekle yükümlüdür. </text:span><text:span text:style-name="T112">Ki</text:span><text:span text:style-name="T111">ra ödemeleri kiraya verene ait banka hesabına yatırılacaktır. </text:span>Kiracı, kira bedelini ödemekle yükümlüdür. <text:span text:style-name="T97">İşbu sö</text:span><text:span text:style-name="T110">z</text:span><text:span text:style-name="T97">leşme</text:span><text:span text:style-name="T105">de belirlenen</text:span><text:span text:style-name="T97"> kira bedeli</text:span><text:span text:style-name="T105">nin ödeme vadesi </text:span><text:span text:style-name="T109">sözleşme düzenleme </text:span><text:span text:style-name="T105">tarihidir.</text:span><text:span text:style-name="T97"> Ödeme çek veya senet ile taahhüt edilmiş ise ödemenin zamanında <text:s/>ödenmemesi durumunda, </text:span><text:span text:style-name="T109">çek veya senedin ödeme vadesi, sözleşme düzenleme tarihi olarak kabul edilecektir </text:span><text:span text:style-name="T113">ve</text:span><text:span text:style-name="T109"> </text:span><text:span text:style-name="T97"><text:s/></text:span><text:span text:style-name="T113">k</text:span><text:span text:style-name="T109">iracı </text:span><text:span text:style-name="T113">geçmiş ve </text:span><text:span text:style-name="T109">o</text:span><text:span text:style-name="T97">turduğu süreye ait kira borcunu, </text:span><text:span text:style-name="T105">geçen her gün için, yıllık kira bedelinin yüzde </text:span><text:span text:style-name="T109">biri</text:span><text:span text:style-name="T105"> oranında </text:span><text:span text:style-name="T109">(%1)</text:span><text:span text:style-name="T105"> </text:span><text:span text:style-name="T108">günlük </text:span><text:span text:style-name="T105">ceza bedeli </text:span><text:span text:style-name="T109">ile birlikte</text:span><text:span text:style-name="T105"> ödemeyi</text:span><text:span text:style-name="T97"> peşinen kabul ve taahhüt eder.</text:span></text:p>
        </text:list-header>
      </text:list>
      <text:p text:style-name="P4"><text:span text:style-name="T23">MADDE </text:span><text:span text:style-name="T31">8</text:span><text:span text:style-name="T25"><text:tab/></text:span><text:span text:style-name="T56">Temizlik ve bakım giderlerini ödeme borcu</text:span> : Kiracı, kiralananın olağan kullanımı için gerekli temizlik ve bakım giderlerini ödemekle yükümlüdür.</text:p>
      <text:p text:style-name="P4"><text:span text:style-name="T23">MADDE </text:span><text:span text:style-name="T31">9</text:span><text:span text:style-name="T25"><text:tab/></text:span><text:span text:style-name="T28">K</text:span><text:span text:style-name="T56">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4">önce kiracıya bildirmek ve bunların </text:span>yapıldığı sırada kiracının yararlarını göz önünde tutmak zorundadır. </text:p>
      <text:p text:style-name="P7"><text:span text:style-name="T23">MADDE </text:span><text:span text:style-name="T25">1</text:span><text:span text:style-name="T31">0</text:span><text:span text:style-name="T25"><text:tab/></text:span><text:span text:style-name="T56">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0">mecurda bir değişiklik yapmak isterse bu ek bir sözleşme ile belirlenmelidir.</text:span> Kiracı, kiraya verenin rızasıyla yaptığı yenilik ve değişiklikler sebebiyle kiralananda ortaya çıka<text:span text:style-name="T160">bilecek</text:span> değer artışının karşılığını isteyemez. <text:span text:style-name="T97">İzin verilen, boya, badana tamirat </text:span></text:p>
      <text:p text:style-name="P26">KİRAYA VEREN<text:tab/>KİRACI<text:tab/>ŞAHİT-KEFİL</text:p>
      <text:p text:style-name="P23"><text:tab/><text:tab/><text:tab/><text:tab/><text:tab/><text:tab/> <text:span text:style-name="T194">Ahmet Çalışkan</text:span><text:tab/><text:tab/> <text:s text:c="2"/><text:tab/> <text:s text:c="3"/></text:p>
      <text:p text:style-name="P8"><text:soft-page-break/><text:span text:style-name="T97">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3">Aksi bir sözleşme ile kararlaştırlmamışsa, </text:span><text:span text:style-name="T100">Kiracı, kira bitiminde yaptığı bu tip imalatları sökemez, çıkaramaz, kıramaz. Kiracı bu tip imalatları sağlam olarak kiraya verene teslim etmekle yükümlüdür. </text:span></text:p>
      <text:p text:style-name="P4"><text:span text:style-name="T23">MADDE </text:span><text:span text:style-name="T28">1</text:span><text:span text:style-name="T31">1</text:span><text:span text:style-name="T25"><text:tab/></text:span><text:span text:style-name="T56">Alt kira ve kullanım hakkının devri, </text:span><text:span text:style-name="T49">Kira ilişkisinin devri</text:span><text:span text:style-name="T23"> : </text:span>Kiracı, kiraya verenin yazılı rızası olmadıkça, kiralananı başkasına kiralayamayacağı gibi, kullanım hakkını da, kira ilişkisini <text:span text:style-name="T138">de</text:span> başkasına devredemez. </text:p>
      <text:p text:style-name="P4"><text:span text:style-name="T23">MADDE </text:span><text:span text:style-name="T25">1</text:span><text:span text:style-name="T32">2</text:span><text:span text:style-name="T25"><text:tab/></text:span><text:span text:style-name="T56">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3">MADDE </text:span><text:span text:style-name="T28">1</text:span><text:span text:style-name="T32">3</text:span><text:span text:style-name="T25"><text:tab/></text:span><text:span text:style-name="T56">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34">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9"><text:span text:style-name="T23">MADDE </text:span><text:span text:style-name="T28">1</text:span><text:span text:style-name="T32">4</text:span><text:span text:style-name="T25"><text:tab/></text:span><text:span text:style-name="T54">Sözleşmenin sona ermesi</text:span><text:span text:style-name="T2"> : </text:span><text:span text:style-name="T4">İşbu sözleşme, belirli süreli bir sözleşmedir. K</text:span>ira sözleşmesi bu sürenin sonunda kendiliğinden sona erer. <text:span text:style-name="T160">Kiracı kiralananı sözleşme bitim tarihinde boşaltmakla yükümlüdür.</text:span><text:span text:style-name="T72"> </text:span><text:span text:style-name="T84">K</text:span><text:span text:style-name="T81">iracı, </text:span><text:span text:style-name="T84">mecuru boşaltmadığı takdirde, </text:span><text:span text:style-name="T81"><text:s/></text:span><text:span text:style-name="T80">geçmiş ve </text:span><text:span text:style-name="T81">o</text:span><text:span text:style-name="T77">turduğu süreye ait kira borcunu, </text:span><text:span text:style-name="T82">geçen her gün için, yıllık kira bedelinin yüzde </text:span><text:span text:style-name="T81">biri</text:span><text:span text:style-name="T82"> oranında </text:span><text:span text:style-name="T81">(%1)</text:span><text:span text:style-name="T82"> </text:span><text:span text:style-name="T83">günlük </text:span><text:span text:style-name="T82">ceza bedeli </text:span><text:span text:style-name="T81">ile birlikte</text:span><text:span text:style-name="T82"> ödemeyi</text:span><text:span text:style-name="T77"> peşinen kabul ve taahhüt eder.</text:span></text:p>
      <text:p text:style-name="P4"><text:span text:style-name="T23">MADDE </text:span><text:span text:style-name="T28">1</text:span><text:span text:style-name="T32">5</text:span><text:span text:style-name="T23"><text:tab/></text:span><text:span text:style-name="T54">Kiracının iflası </text:span><text:span text:style-name="T59">ve ölümü : </text:span>Kiracı, kiralananın tesliminden sonra iflas eder <text:span text:style-name="T160">veya</text:span> <text:s/>öl<text:span text:style-name="T160">ürse, ö</text:span>len kiracının <text:span text:style-name="T46">mirasçıları ve </text:span>ortakları veya bu ortakların aynı meslek ve sanatı yürüten mirasçıları <text:span text:style-name="T21"><text:s/>kiranın devam etmesine yönelik istekleri, bu sözleşmeye bağlı olarak geçersizdir. </text:span><text:span text:style-name="T65">Kiracının ölümü ile bu sözleşmedeki </text:span><text:span text:style-name="T62">“Kiralananın sözleşmenin bitiminden önce geri verilmesi” </text:span><text:span text:style-name="T65">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3">MADDE </text:span><text:span text:style-name="T28">1</text:span><text:span text:style-name="T32">6</text:span><text:span text:style-name="T26"><text:tab/></text:span><text:span text:style-name="T57">Kiralananın geri verilmesi</text:span><text:span text:style-name="T23"> <text:tab/>:</text:span><text:span text:style-name="T2"> “</text:span><text:span text:style-name="T67">Kiralananda yenilik ve değişiklik yapılması“ </text:span><text:span text:style-name="T6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4">de</text:span>, sözleşmeye aykırı kullanmadan doğacak zararları giderme<text:span text:style-name="T22">kle yükümlüdür.</text:span> </text:p>
      <text:p text:style-name="P4"><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3">MADDE </text:span><text:span text:style-name="T32">18</text:span><text:span text:style-name="T26"><text:tab/></text:span><text:span text:style-name="T57">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4"><text:span text:style-name="T23">MADDE </text:span><text:span text:style-name="T28">1</text:span><text:span text:style-name="T32">9</text:span><text:span text:style-name="T26"><text:tab/></text:span><text:span text:style-name="T57">Kiracının güvence vermesi</text:span><text:span text:style-name="T23"> <text:tab/>: </text:span><text:span text:style-name="T5">K</text:span>iracı<text:span text:style-name="T45">nın</text:span> güvence verme borcu <text:span text:style-name="T45">vardır ve yıllık kira </text:span></text:p>
      <text:p text:style-name="P16">bedelinin %25 ‘i olarak yapılacaktır. </text:p>
      <text:p text:style-name="P29">KİRAYA VEREN<text:tab/>KİRACI<text:tab/>ŞAHİT-KEFİL</text:p>
      <text:p text:style-name="P24"><text:tab/><text:tab/><text:tab/><text:tab/><text:tab/><text:tab/> <text:span text:style-name="T194">Ahmet Çalışkan</text:span><text:tab/><text:tab/> <text:s text:c="2"/><text:tab/> <text:s text:c="3"/></text:p>
      <text:p text:style-name="P8"><text:soft-page-break/><text:span text:style-name="T23">MADDE </text:span><text:span text:style-name="T28">2</text:span><text:span text:style-name="T32">0</text:span><text:span text:style-name="T26"> <text:tab/></text:span><text:span text:style-name="T57">Kira </text:span><text:span text:style-name="T60">Yıllık Artış Oranı</text:span><text:span text:style-name="T23"> </text:span><text:span text:style-name="T26">ve </text:span><text:span text:style-name="T57">Belirlenmesi<text:tab/>: </text:span><text:span text:style-name="T45">Bir yıldan uzun süreyle yapılan sözleşmelerde </text:span>uygulanacak <text:span text:style-name="T139">yıllık kira artış oranı</text:span>, <text:span text:style-name="T134">yıllık tüketici </text:span>fiyat endeksin<text:span text:style-name="T134">in (TÜFE)</text:span> oniki aylık ortalama<text:span text:style-name="T136">sı </text:span>oranını<text:span text:style-name="T45">n %10 ‘un altında olması durumunda; %10, değişim oranının %10 ‘un üstünde olması durumunda ise, değişim oranının altında olmamak</text:span> koşuluyla <text:span text:style-name="T96">yapılacaktır.</text:span>. </text:p>
      <text:p text:style-name="P12"><text:span text:style-name="T35">MADDE </text:span><text:span text:style-name="T36">2</text:span><text:span text:style-name="T37">1</text:span><text:span text:style-name="T36"> <text:tab/></text:span><text:span text:style-name="T38">Sözleşmenin feshi : </text:span><text:span text:style-name="T97">İşbu sözleşmenin herhangi bir maddesinin ihlali ile </text:span><text:span text:style-name="T117">veya süre bitiminde</text:span><text:span text:style-name="T97">, </text:span><text:span text:style-name="T112">kiraya verenin hakları saklı kalmak şartıyla</text:span><text:span text:style-name="T97"> sözleşme fesh edilir ve kiracı mecuru hiçbir ihtara gerek kalmadan boşaltma</text:span><text:span text:style-name="T118">yı kabul ve taahhüt etmiştir.</text:span><text:span text:style-name="T97">. </text:span></text:p>
      <text:list xml:id="list161803808548058" text:continue-numbering="true" text:style-name="WWNum3">
        <text:list-header>
          <text:p text:style-name="P79"><text:span text:style-name="T35">MADDE </text:span><text:span text:style-name="T36">2</text:span><text:span text:style-name="T37">2</text:span><text:span text:style-name="T38"><text:tab/>Kefil ve şahit : </text:span><text:span text:style-name="T97">Kefil </text:span><text:span text:style-name="T118">ve şahit</text:span><text:span text:style-name="T97">, bu sözşleşmeye attığı imza ile, sözleşme şartlarına uyulmaması </text:span><text:span text:style-name="T109">ve/veya bu sözleşmeyle bağlantılı tahliye taahhütnamesi vb. belgeler</text:span><text:span text:style-name="T97"> ile ortaya çıkabilecek her türlü maddi ve manevi zararların karşılanması hususunda, müteselsilen sorumlu olduğunu kabul ve beyan etmiştir. Kefil </text:span><text:span text:style-name="T119">ve Şahit</text:span><text:span text:style-name="T97">, sözleşmeyi imzalayan kişinin, şözleşmede adı geçen kişi olduğuna şahitlik ettiğini kabul ve beyan eder. </text:span></text:p>
          <text:p text:style-name="P80"><text:span text:style-name="T37">MADDE 23<text:tab/>Yetkili mercii ve tebligat :</text:span><text:span text:style-name="T13"> İşbu </text:span><text:span text:style-name="T118"><text:s/>sözleşmede belirtilen adresler tarafların tebligat adresleri olarak da belirlenmiş olup her türlü tebligatın bu adreslere yapılabileceği taraflarca kabul edilmişti</text:span><text:span text:style-name="T120">r.</text:span><text:span text:style-name="T118"> Taraflar, anlaşmazlık vuku</text:span><text:span text:style-name="T120">unda</text:span><text:span text:style-name="T118">, T.C. Tokat Mahkeme ve İcra Dairelerinin selahiyetini </text:span><text:span text:style-name="T117">şimdiden </text:span><text:span text:style-name="T118">kabul ve beyan etmiştir. </text:span></text:p>
          <text:p text:style-name="P81"/>
          <text:p text:style-name="P80"><text:span text:style-name="T97">İşbu akit, </text:span><text:span text:style-name="T120">3</text:span><text:span text:style-name="T121"> sayfa,</text:span><text:span text:style-name="T122"> 2</text:span><text:span text:style-name="T118">3</text:span><text:span text:style-name="T122"> madde </text:span><text:span text:style-name="T118">ve kiraya veren, kiracı, kiralanan ve kira hakkında detaylardan</text:span><text:span text:style-name="T122"> </text:span><text:span text:style-name="T121">oluşur ve </text:span><text:span text:style-name="T120">1</text:span><text:span text:style-name="T97"> nüsha halinde tanzim edilmiş olup, taraflarca </text:span><text:span text:style-name="T118">okunarak, </text:span><text:span text:style-name="T97">kabul edilmiş ve imzalanmıştır.</text:span></text:p>
        </text:list-header>
      </text:list>
      <text:p text:style-name="P63"/>
      <text:p text:style-name="P72">Sözleşmenin<text:tab/></text:p>
      <text:p text:style-name="P71"><text:span text:style-name="T157">Düzenleme Tarihi</text:span><text:span text:style-name="T158"><text:tab/></text:span><text:span text:style-name="T133">: </text:span><text:span text:style-name="T43">30</text:span><text:span text:style-name="T42"> </text:span><text:span text:style-name="T43">Ağustos</text:span><text:span text:style-name="T41"> 20</text:span><text:span text:style-name="T43">19</text:span><text:span text:style-name="T41"> </text:span><text:span text:style-name="T69"><text:s/><text:tab/><text:tab/></text:span><text:span text:style-name="T70">Düzenleme No: </text:span><text:span text:style-name="T50">20</text:span><text:span text:style-name="T51">2</text:span><text:span text:style-name="T52">0</text:span><text:span text:style-name="T53">30</text:span><text:span text:style-name="T52">0</text:span><text:span text:style-name="T53">8</text:span><text:span text:style-name="T52">-00</text:span><text:span text:style-name="T53">3</text:span></text:p>
      <text:p text:style-name="P73">Kiraya Veren<text:tab/></text:p>
      <text:p text:style-name="P70"><text:span text:style-name="T153">Adı Soyadı</text:span><text:span text:style-name="T97"><text:tab/>: </text:span></text:p>
      <text:p text:style-name="P70"><text:span text:style-name="T150">TC Kimlik No</text:span><text:span text:style-name="T9"><text:tab/>:</text:span><text:span text:style-name="T35"><text:tab/></text:span></text:p>
      <text:p text:style-name="P73">Kiracı<text:tab/></text:p>
      <text:p text:style-name="P67"><text:span text:style-name="T151">Adı Soyadı</text:span><text:tab/>: <text:span text:style-name="T34">Ahmet Çalışkan</text:span></text:p>
      <text:p text:style-name="P67"><text:span text:style-name="T151">TC Kimlik No</text:span><text:tab/>: <text:span text:style-name="T184">487 1219 1104</text:span> <text:s/></text:p>
      <text:p text:style-name="P75"><text:span text:style-name="T168">Tebligat </text:span><text:span text:style-name="T166">Adres</text:span><text:span text:style-name="T169"><text:tab/>: </text:span><text:span text:style-name="T190">GülbaharHatun Mah. GOP Bulvarı No:84/A TOKAT</text:span></text:p>
      <text:p text:style-name="P67"><text:span text:style-name="T151">Telefon No</text:span><text:tab/>: <text:tab/></text:p>
      <text:p text:style-name="P67"><text:span text:style-name="T141">Kiralana</text:span><text:span text:style-name="T142">nın</text:span><text:span text:style-name="T144"><text:tab/></text:span></text:p>
      <text:p text:style-name="P67"><text:span text:style-name="T151">Cinsi<text:tab/></text:span><text:tab/><text:tab/>: <text:span text:style-name="T193">İçinde kapalı depo alanı olan arsa</text:span></text:p>
      <text:p text:style-name="P74"><text:span text:style-name="T167">Kullanım Amacı</text:span><text:span text:style-name="T169"><text:tab/>:</text:span><text:span text:style-name="T170"> </text:span><text:span text:style-name="T171">tarım malzemeleri deposu </text:span></text:p>
      <text:p text:style-name="P64"><text:span text:style-name="T151">Adresi<text:tab/></text:span><text:tab/><text:tab/>: <text:span text:style-name="T193">Öğretmenevi arkası Aşık Nuri Sokak</text:span></text:p>
      <text:p text:style-name="P69"><text:span text:style-name="T147">Tapu </text:span><text:span text:style-name="T148">B</text:span><text:span text:style-name="T147">ilgileri</text:span><text:span text:style-name="T145"><text:tab/> <text:s/><text:tab/></text:span><text:span text:style-name="T97">: </text:span><text:span text:style-name="T126">Pafta: </text:span><text:span text:style-name="T40">19</text:span><text:span text:style-name="T126"> <text:tab/></text:span><text:span text:style-name="T120">A</text:span><text:span text:style-name="T97">da<text:tab/>:</text:span><text:span text:style-name="T123"> </text:span><text:span text:style-name="T40">278</text:span><text:span text:style-name="T124"><text:tab/>Parsel<text:tab/>: </text:span><text:span text:style-name="T127">3</text:span><text:span text:style-name="T39">9</text:span></text:p>
      <text:p text:style-name="P70"><text:span text:style-name="T147">Abone Bilgileri</text:span><text:span text:style-name="T145"><text:tab/></text:span><text:span text:style-name="T97">: Elektrik : </text:span><text:span text:style-name="T188"><text:tab/></text:span><text:span text:style-name="T97"><text:tab/>Su : </text:span></text:p>
      <text:p text:style-name="P67"><text:span text:style-name="T140">Kiranın </text:span><text:tab/></text:p>
      <text:p text:style-name="P67"><text:span text:style-name="T151">Başlangıç tarihi</text:span><text:tab/>: <text:span text:style-name="T34">31</text:span><text:span text:style-name="T33"> </text:span><text:span text:style-name="T34">Ağustos</text:span><text:span text:style-name="T33"> 20</text:span><text:span text:style-name="T34">19</text:span><text:span text:style-name="T183"><text:tab/></text:span><text:tab/></text:p>
      <text:p text:style-name="P66"><text:span text:style-name="T151">Bitiş tarihi</text:span><text:tab/><text:tab/>: <text:span text:style-name="T34">30 Ağuston 2020</text:span><text:span text:style-name="T23"><text:tab/></text:span></text:p>
      <text:p text:style-name="P64"><text:span text:style-name="T151">Süresi <text:tab/></text:span><text:tab/><text:tab/>: <text:span text:style-name="T193">Bir Yıl</text:span></text:p>
      <text:p text:style-name="P68"><text:span text:style-name="T149">Bedeli<text:tab/></text:span><text:span text:style-name="T97"><text:tab/><text:tab/>: </text:span><text:span text:style-name="T127">39.000 TL (Otuz Dokuz Bin TL) + STOPAJ VERGİSİ</text:span></text:p>
      <text:p text:style-name="P14"><text:span text:style-name="T143">Ödeme</text:span><text:span text:style-name="T146"> </text:span><text:span text:style-name="T77"><text:s/><text:tab/></text:span></text:p>
      <text:p text:style-name="P14"><text:span text:style-name="T155">Ş</text:span><text:span text:style-name="T154">ekli</text:span><text:span text:style-name="T77"><text:tab/><text:tab/><text:tab/>: </text:span><text:span text:style-name="T79"><text:s/></text:span><text:span text:style-name="T85">Kira başlangıç tarihinde, peşin olarak banka hesabına yatırılacaktır.</text:span><text:span text:style-name="T79"> </text:span></text:p>
      <text:p text:style-name="P13"><text:span text:style-name="T155">B</text:span><text:span text:style-name="T156">anka hesa</text:span><text:span text:style-name="T155">p no</text:span><text:span text:style-name="T78"><text:tab/>: </text:span></text:p>
      <text:p text:style-name="P20"/>
      <text:p text:style-name="P30"><text:s/></text:p>
      <text:p text:style-name="P27"/>
      <text:p text:style-name="P65">İşbu akitteki bilgilerin doğruluğunu ve sözleşmenin tüm şartlarına uyacağımı peşinen kabul ettiğimi, <text:span text:style-name="T135">akiti okuyarak, hür irademle imzaladığımı,</text:span> beyan ve taahhüt ederim.</text:p>
      <text:p text:style-name="P15"/>
      <text:p text:style-name="P28">KİRAYA VEREN<text:tab/><text:span text:style-name="T176">K</text:span>İRACI<text:tab/>ŞAHİT-KEFİL</text:p>
      <text:p text:style-name="P24"><text:tab/><text:tab/><text:tab/><text:tab/><text:tab/><text:tab/><text:span text:style-name="T194">Ahmet Çalışkan</text:span><text:tab/><text:tab/><text:tab/><text:tab/><text:tab/><text:tab/> <text:tab/><text:tab/> <text:s text:c="2"/><text:tab/> <text:s text:c="3"/></text:p>
      <text:p text:style-name="P22"><text:soft-page-break/></text:p>
      <text:p text:style-name="P21"/>
      <text:p text:style-name="P21"/>
      <text:p text:style-name="P21"/>
      <text:p text:style-name="P21"/>
      <text:p text:style-name="P21"/>
      <text:p text:style-name="P17">TAHLİYE TAAHHÜTNAMESİ</text:p>
      <text:p text:style-name="P17"/>
      <text:p text:style-name="P42"><text:span text:style-name="T97"><text:tab/>Halen tahtı icarımda bulunan, kiraya vereni ve özellikleri aşağıda belirtilen taşınmazı; </text:span><text:span text:style-name="T108">tahliye etmeyi taahhüt ettiğim tarih</text:span><text:span text:style-name="T114">te</text:span><text:span text:style-name="T108">, </text:span><text:span text:style-name="T114">aşağıda </text:span><text:span text:style-name="T108">tarih </text:span><text:span text:style-name="T114">ve</text:span><text:span text:style-name="T108"> sayı</text:span><text:span text:style-name="T115">sı </text:span><text:span text:style-name="T114">belirtilen </text:span><text:span text:style-name="T108">kira sözleşme</text:span><text:span text:style-name="T115">sinin</text:span><text:span text:style-name="T108"> şartlarına bağlı kalarak, </text:span><text:span text:style-name="T106"><text:s/></text:span><text:span text:style-name="T97">hiçbir kanuni merasime, ihtar ve protesto keşidesine, cevap itasına, tebliğ ve tebellüğe, </text:span><text:span text:style-name="T129">herhangi bir ihtar ve hiçbir hüküm istihsaline ve mahkemeden ilam almaya hacet kalmaksızın</text:span><text:span text:style-name="T97"> kayıtsız ve şartsız olarak boşaltmayı </text:span><text:span text:style-name="T129">kesin olarak, </text:span><text:span text:style-name="T131">hür irademle</text:span><text:span text:style-name="T129"> beyan, kabul ve taahhüt ed</text:span><text:span text:style-name="T130">iyorum</text:span><text:span text:style-name="T129">.</text:span></text:p>
      <text:p text:style-name="P39"/>
      <text:p text:style-name="P43"><text:span text:style-name="T97"><text:tab/>Gününde tahliye edemediğim </text:span><text:span text:style-name="T104">veya </text:span><text:span text:style-name="T97">etmediğim takdirde, </text:span><text:span text:style-name="T105">geçen her gün için, yıllık kira bedelinin yüzde </text:span><text:span text:style-name="T109">biri</text:span><text:span text:style-name="T105"> oranında </text:span><text:span text:style-name="T109">(%1)</text:span><text:span text:style-name="T105"> </text:span><text:span text:style-name="T108">günlük </text:span><text:span text:style-name="T105">ceza bedeli ödemeyi, </text:span><text:span text:style-name="T97">kiraya veren veya yetkili kanuni vekili tarafından aleyhime yapılacak, her türlü icra takibatı, mahkeme masrafları, avukatlık ücretleri ve benzeri tüm ücretlerinde tamamen şahsım tarafından karşılanacağını şimdiden <text:s/>kabul,</text:span><text:span text:style-name="T104"> beyan</text:span><text:span text:style-name="T97"> ve taahhüt ediyorum. İşbu taahhütname</text:span><text:span text:style-name="T107">yi</text:span><text:span text:style-name="T97"> </text:span><text:span text:style-name="T115">hür</text:span><text:span text:style-name="T97"> irademle </text:span><text:span text:style-name="T115">okudum ve</text:span><text:span text:style-name="T97"> imza</text:span><text:span text:style-name="T107">lıyorum</text:span><text:span text:style-name="T97">. </text:span></text:p>
      <text:p text:style-name="P47"/>
      <text:p text:style-name="P47"/>
      <text:p text:style-name="P53"/>
      <text:p text:style-name="P62">KİRACI</text:p>
      <text:p text:style-name="P45"><text:span text:style-name="T97">Adı Soyadı <text:tab/>: </text:span><text:span text:style-name="T128">Ahmet Çalışkan</text:span><text:span text:style-name="T97"> </text:span><text:span text:style-name="T164"><text:tab/><text:tab/> </text:span></text:p>
      <text:p text:style-name="P76"><text:span text:style-name="T71">TC Kimlik No<text:tab/>: </text:span><text:span text:style-name="T187">487 1219 1104</text:span><text:span text:style-name="T174"> <text:s/></text:span><text:span text:style-name="T179"><text:s/></text:span><text:span text:style-name="T162"><text:s text:c="2"/></text:span></text:p>
      <text:p text:style-name="P33">Adresi<text:tab/><text:tab/>: </text:p>
      <text:p text:style-name="P33">Telefon<text:tab/>: </text:p>
      <text:p text:style-name="P56"/>
      <text:p text:style-name="P38"/>
      <text:p text:style-name="P59"><text:tab/><text:tab/><text:tab/><text:tab/><text:tab/><text:tab/><text:tab/>İmza<text:tab/>:</text:p>
      <text:p text:style-name="P50"/>
      <text:p text:style-name="P31"/>
      <text:p text:style-name="P36"/>
      <text:p text:style-name="P57"/>
      <text:p text:style-name="P49"/>
      <text:p text:style-name="P46"/>
      <text:p text:style-name="P60">TAHLİYE EDİLECEK YERİN</text:p>
      <text:p text:style-name="P34">Adresi<text:tab/><text:tab/><text:tab/><text:tab/><text:tab/><text:tab/><text:tab/>:</text:p>
      <text:p text:style-name="P40"><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tab/>:<text:tab/></text:span></text:p>
      <text:p text:style-name="P51">Mecurun tahliye Edileceği taahhüt edilen tarih<text:tab/>:</text:p>
      <text:p text:style-name="P51"/>
      <text:p text:style-name="P4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9">KİRA FESİH SÖZLEŞMESİ</text:p>
      <text:p text:style-name="P18"/>
      <text:p text:style-name="P18"/>
      <text:p text:style-name="P18"/>
      <text:p text:style-name="P18"/>
      <text:p text:style-name="P18"/>
      <text:p text:style-name="P44"><text:span text:style-name="T97"><text:tab/></text:span><text:span text:style-name="T125">A</text:span><text:span text:style-name="T114">şağıda </text:span><text:span text:style-name="T108">tarih </text:span><text:span text:style-name="T114">ve</text:span><text:span text:style-name="T108"> sayı</text:span><text:span text:style-name="T115">sı </text:span><text:span text:style-name="T114">belirtilen </text:span><text:span text:style-name="T108">kira sözleşme</text:span><text:span text:style-name="T115">si</text:span><text:span text:style-name="T125">ni tek taraflı olarak fesh ediyorum. Sözleşme şartları ile t</text:span><text:span text:style-name="T97">ahtı icarımda bulunan taşınmazı; </text:span><text:span text:style-name="T125">belirtilen tarihte,</text:span><text:span text:style-name="T108"> </text:span><text:span text:style-name="T114">belirtilen </text:span><text:span text:style-name="T108">kira sözleşme</text:span><text:span text:style-name="T115">sinin</text:span><text:span text:style-name="T108"> şartlarına bağlı kalarak </text:span><text:span text:style-name="T132">tahliye ettim.</text:span></text:p>
      <text:p text:style-name="P48"/>
      <text:p text:style-name="P48"/>
      <text:p text:style-name="P32"/>
      <text:p text:style-name="P32"/>
      <text:p text:style-name="P52"/>
      <text:p text:style-name="P61">KİRACI</text:p>
      <text:p text:style-name="P76"><text:span text:style-name="T97">Adı Soyadı <text:tab/><text:tab/>: </text:span><text:span text:style-name="T128">Ahmet Çalışkan</text:span><text:span text:style-name="T97"> </text:span><text:span text:style-name="T165"><text:tab/><text:tab/></text:span><text:span text:style-name="T164"><text:tab/><text:tab/> </text:span></text:p>
      <text:p text:style-name="P76"><text:span text:style-name="T180">T</text:span><text:span text:style-name="T179">C Kimlik No<text:tab/></text:span><text:span text:style-name="T71"><text:tab/></text:span><text:span text:style-name="T163">: </text:span><text:span text:style-name="T187">487 1219 1104</text:span><text:span text:style-name="T163"> <text:s/></text:span></text:p>
      <text:p text:style-name="P32">Adresi<text:tab/><text:tab/><text:tab/>: </text:p>
      <text:p text:style-name="P37">Telefon<text:tab/><text:tab/>: </text:p>
      <text:p text:style-name="P37"/>
      <text:p text:style-name="P58"><text:tab/><text:tab/><text:tab/><text:tab/><text:tab/><text:tab/><text:tab/>İmza<text:tab/>:</text:p>
      <text:p text:style-name="P48"/>
      <text:p text:style-name="P48"/>
      <text:p text:style-name="P48"/>
      <text:p text:style-name="P48"/>
      <text:p text:style-name="P48"/>
      <text:p text:style-name="P35"><text:span text:style-name="T182">FESH</text:span><text:span text:style-name="T181"> EDİLE</text:span><text:span text:style-name="T182">N</text:span><text:span text:style-name="T181"> </text:span><text:span text:style-name="T182">SÖZLEŞMENİN</text:span></text:p>
      <text:p text:style-name="P41"><text:span text:style-name="T15">Tarihi, <text:s/></text:span><text:span text:style-name="T16">No</text:span><text:span text:style-name="T15"><text:tab/><text:tab/><text:tab/><text:tab/>:<text:tab/></text:span></text:p>
      <text:p text:style-name="P52">Mecurun tahliye Edil<text:span text:style-name="T178">diği </text:span>tarih<text:tab/>:</text:p>
      <text:p text:style-name="P52"/>
      <text:p text:style-name="P32"/>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3T08:57:13.529473922</meta:creation-date>
    <dc:date>2020-06-29T16:18:03.207047545</dc:date>
    <meta:editing-duration>PT16H39M25S</meta:editing-duration>
    <meta:editing-cycles>42</meta:editing-cycles>
    <meta:generator>LibreOffice/6.4.4.2$Linux_X86_64 LibreOffice_project/3d775be2011f3886db32dfd395a6a6d1ca2630ff</meta:generator>
    <meta:print-date>2020-03-17T12:19:20.147661856</meta:print-date>
    <meta:document-statistic meta:table-count="0" meta:image-count="0" meta:object-count="0" meta:page-count="5" meta:paragraph-count="86" meta:word-count="1791" meta:character-count="13437" meta:non-whitespace-character-count="11525"/>
  </office:meta>
</office:document-meta>
</file>